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1pt" style:font-size-asian="11pt" style:font-size-complex="11pt"/>
    </style:style>
    <style:style style:name="P2" style:family="paragraph" style:parent-style-name="Standard">
      <style:text-properties style:font-name="DejaVu Sans Mono"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Liberation Sans" fo:font-size="13pt" style:font-size-asian="13pt" style:font-size-complex="13pt"/>
    </style:style>
    <style:style style:name="P4" style:family="paragraph" style:parent-style-name="Standard">
      <style:text-properties style:font-name="DejaVu Serif"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break-before="page"/>
      <style:text-properties style:font-name="DejaVu Serif" fo:font-size="13pt" fo:font-weight="bold" style:font-size-asian="13pt" style:font-weight-asian="bold" style:font-size-complex="13pt" style:font-weight-complex="bold"/>
    </style:style>
    <style:style style:name="T1" style:family="text">
      <style:text-properties officeooo:rsid="0015df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-- EXPERIMENT 6 - BANKING SYSTEM</text:p>
      <text:p text:style-name="P4"/>
      <text:p text:style-name="P4">-- NAME : MILAN GEORGE MATHEW</text:p>
      <text:p text:style-name="P4">-- ROLL NO : 39</text:p>
      <text:p text:style-name="P4">-- DATE : 27/08/2024</text:p>
      <text:p text:style-name="P4"/>
      <text:p text:style-name="P4">-- AIM</text:p>
      <text:p text:style-name="P4">-- WRITE A PL/SQL PROGRAM TO IMPLEMENT THE FOLLOWING OPERATIONS IN A BANKING SYSTEM</text:p>
      <text:p text:style-name="P4">-- A. CREDIT , DEBIT AND SHOW BALANCE</text:p>
      <text:p text:style-name="P4">-- B. IF THE ACCOUNT HAS MIN B<text:span text:style-name="T1">ALA</text:span>NCE OF 500 ALERT USER</text:p>
      <text:p text:style-name="P4">----------------------------------------------------------------</text:p>
      <text:p text:style-name="P4"/>
      <text:p text:style-name="P4">----------------------------------------------------------------</text:p>
      <text:p text:style-name="P3"/>
      <text:p text:style-name="P1">--TABLE DESIGN</text:p>
      <text:p text:style-name="P1">CREATE TABLE accounts (</text:p>
      <text:p text:style-name="P1"><text:s text:c="4"/>acc_num NUMBER(5) NOT NULL PRIMARY KEY,</text:p>
      <text:p text:style-name="P1"><text:s text:c="4"/>bal NUMBER(10)</text:p>
      <text:p text:style-name="P1">);</text:p>
      <text:p text:style-name="P1"/>
      <text:p text:style-name="P1">INSERT INTO accounts values(1245,10000);</text:p>
      <text:p text:style-name="P1">INSERT INTO accounts values(6980,50000);</text:p>
      <text:p text:style-name="P1">INSERT INTO accounts values(7245,2000);</text:p>
      <text:p text:style-name="P1">------------------------------------------------</text:p>
      <text:p text:style-name="P1"/>
      <text:p text:style-name="P1"/>
      <text:p text:style-name="P1">--PROGRAM</text:p>
      <text:p text:style-name="P1">SET SERVEROUTPUT ON</text:p>
      <text:p text:style-name="P1">ACCEPT acc NUMBER PROMPT 'Enter Account Number : ';</text:p>
      <text:p text:style-name="P1"/>
      <text:p text:style-name="P1">DECLARE</text:p>
      <text:p text:style-name="P1"><text:s text:c="4"/>balance Number(10);</text:p>
      <text:p text:style-name="P1"><text:s text:c="4"/>min_bal Number(10);</text:p>
      <text:p text:style-name="P1"><text:s text:c="4"/>debit NUMBER;</text:p>
      <text:p text:style-name="P1"><text:s text:c="4"/>credit NUMBER;</text:p>
      <text:p text:style-name="P1"/>
      <text:p text:style-name="P1">BEGIN</text:p>
      <text:p text:style-name="P1"><text:s text:c="4"/></text:p>
      <text:p text:style-name="P1"><text:s text:c="4"/>debit := &amp;debit;</text:p>
      <text:p text:style-name="P1"><text:s text:c="4"/>UPDATE accounts SET bal=bal-debit WHERE acc_num=&amp;acc;</text:p>
      <text:p text:style-name="P1"><text:s text:c="4"/>credit := &amp;credit;</text:p>
      <text:p text:style-name="P1"><text:s text:c="4"/>UPDATE accounts SET bal=bal+credit WHERE acc_num=&amp;acc;</text:p>
      <text:p text:style-name="P1"><text:s text:c="4"/>SELECT bal INTO balance FROM accounts where acc_num=&amp;acc;</text:p>
      <text:p text:style-name="P1"><text:soft-page-break/><text:s text:c="4"/>DBMS_OUTPUT.PUT_LINE('Balance : '||balance);</text:p>
      <text:p text:style-name="P1"><text:s text:c="4"/>if balance&lt;500 then</text:p>
      <text:p text:style-name="P1"><text:s text:c="8"/>dbms_output.put_line('Warning! Maintain Minimum Balance! ');</text:p>
      <text:p text:style-name="P1"><text:s text:c="4"/>END if;</text:p>
      <text:p text:style-name="P1">END;</text:p>
      <text:p text:style-name="P1">/</text:p>
      <text:p text:style-name="P1">----------------------------------------</text:p>
      <text:p text:style-name="P1"/>
      <text:p text:style-name="P1">--OUTPUT</text:p>
      <text:p text:style-name="P1">Enter Account Number : 1245</text:p>
      <text:p text:style-name="P1">Enter value for debit: 2000</text:p>
      <text:p text:style-name="P1">old <text:s text:c="2"/>9: <text:s text:c="4"/>debit := &amp;debit;</text:p>
      <text:p text:style-name="P1">new <text:s text:c="2"/>9: <text:s text:c="4"/>debit := 2000;</text:p>
      <text:p text:style-name="P1">old <text:s/>10: <text:s text:c="4"/>UPDATE accounts SET bal=bal-debit WHERE acc_num=&amp;acc;</text:p>
      <text:p text:style-name="P1">new <text:s/>10: <text:s text:c="4"/>UPDATE accounts SET bal=bal-debit WHERE acc_num= <text:s text:c="9"/>1245;</text:p>
      <text:p text:style-name="P1">Enter value for credit: 300</text:p>
      <text:p text:style-name="P1">old <text:s/>11: <text:s text:c="4"/>credit := &amp;credit;</text:p>
      <text:p text:style-name="P1">new <text:s/>11: <text:s text:c="4"/>credit := 300;</text:p>
      <text:p text:style-name="P1">old <text:s/>12: <text:s text:c="4"/>UPDATE accounts SET bal=bal+credit WHERE acc_num=&amp;acc;</text:p>
      <text:p text:style-name="P1">new <text:s/>12: <text:s text:c="4"/>UPDATE accounts SET bal=bal+credit WHERE acc_num= <text:s text:c="9"/>1245;</text:p>
      <text:p text:style-name="P1">old <text:s/>13: <text:s text:c="4"/>SELECT bal INTO balance FROM accounts where acc_num=&amp;acc;</text:p>
      <text:p text:style-name="P1">new <text:s/>13: <text:s text:c="4"/>SELECT bal INTO balance FROM accounts where acc_num= <text:s text:c="5"/>1245;</text:p>
      <text:p text:style-name="P1">Balance : 8300</text:p>
      <text:p text:style-name="P1"/>
      <text:p text:style-name="P1">PL/SQL procedure successfully completed.</text:p>
      <text:p text:style-name="P1">---------------------------------------------------<text:line-break/><text:line-break/><text:line-break/><text:line-break/></text:p>
      <text:p text:style-name="P5">-- EXPERIMENT 7 - CLASS AVERAGE</text:p>
      <text:p text:style-name="P4"/>
      <text:p text:style-name="P4">-- NAME : MILAN GEORGE MATHEW</text:p>
      <text:p text:style-name="P4">-- ROLL NO : 39</text:p>
      <text:p text:style-name="P4">-- DATE : 27/08/2024</text:p>
      <text:p text:style-name="P4"/>
      <text:p text:style-name="P4">-- AIM</text:p>
      <text:p text:style-name="P4">-- WRITE A PL/SQL BLOCK TO FIND AVERAGE MARK OF STUDENTS IN A CLASS AND PRINT THE MARKS;PRINT A MESSAGE " NEED IMPROVEMENT " IF THE CLASS AVERAGE IS LESS THAN 40. AT THE BOTTOM PRINT TODAY'S DATE AND DAY OF THE WEEK (MONDAY, TUESDAY ETC.) </text:p>
      <text:p text:style-name="P4">----------------------------------------------------------------</text:p>
      <text:p text:style-name="P4"/>
      <text:p text:style-name="P4">----------------------------------------------------------------</text:p>
      <text:p text:style-name="P4"/>
      <text:p text:style-name="P1">--TABLE DESIGN</text:p>
      <text:p text:style-name="P1">Create table STUDENTS</text:p>
      <text:p text:style-name="P1">(</text:p>
      <text:p text:style-name="P1"><text:s text:c="4"/>ROLLNO VARCHAR2(5) primary key,</text:p>
      <text:p text:style-name="P1"><text:s text:c="4"/>NAME VARCHAR2(20),</text:p>
      <text:p text:style-name="P1"><text:s text:c="4"/>MARKS NUMBER</text:p>
      <text:p text:style-name="P1">);</text:p>
      <text:p text:style-name="P1"/>
      <text:p text:style-name="P1">INSERT INTO STUDENTS VALUES('S001','Rahul',90);</text:p>
      <text:p text:style-name="P1">INSERT INTO STUDENTS VALUES('S002','Rohan',45);</text:p>
      <text:p text:style-name="P1">INSERT INTO STUDENTS VALUES('S003','Sidhu',35);</text:p>
      <text:p text:style-name="P1">INSERT INTO STUDENTS VALUES('S004','Sree',50);</text:p>
      <text:p text:style-name="P1">------------------------------------------------</text:p>
      <text:p text:style-name="P1"/>
      <text:p text:style-name="P1"/>
      <text:p text:style-name="P1">--PROGRAM</text:p>
      <text:p text:style-name="P1">SET SERVEROUTPUT ON</text:p>
      <text:p text:style-name="P1"/>
      <text:p text:style-name="P1">DECLARE</text:p>
      <text:p text:style-name="P1"><text:s text:c="4"/>avg_marks NUMBER(10);</text:p>
      <text:p text:style-name="P1"><text:s text:c="4"/>nowdate DATE;</text:p>
      <text:p text:style-name="P1"><text:s text:c="4"/>nowday varchar2(10); </text:p>
      <text:p text:style-name="P1"/>
      <text:p text:style-name="P1">BEGIN</text:p>
      <text:p text:style-name="P1"><text:s text:c="4"/>SELECT AVG(MARKS) INTO avg_marks FROM STUDENTS;</text:p>
      <text:p text:style-name="P1"><text:s text:c="4"/>DBMS_OUTPUT.PUT_LINE('Average Marks : '||avg_marks);</text:p>
      <text:p text:style-name="P1"><text:s text:c="4"/>if avg_marks&lt;40 then</text:p>
      <text:p text:style-name="P1"><text:s text:c="8"/>dbms_output.put_line('Warning! Low Average Marks Needs Improvement! ');</text:p>
      <text:p text:style-name="P1"><text:soft-page-break/><text:s text:c="4"/>else</text:p>
      <text:p text:style-name="P1"><text:s text:c="8"/>dbms_output.put_line('Good Average Marks! Keep it up ! ');</text:p>
      <text:p text:style-name="P1"><text:s text:c="4"/>END if;</text:p>
      <text:p text:style-name="P1"><text:s text:c="4"/>nowdate := SYSDATE;</text:p>
      <text:p text:style-name="P1"><text:s text:c="4"/>DBMS_OUTPUT.PUT_LINE('Current Date : '||nowdate);</text:p>
      <text:p text:style-name="P1"><text:s text:c="4"/>nowday := TO_CHAR(nowdate,'DAY');</text:p>
      <text:p text:style-name="P1"><text:s text:c="4"/>DBMS_OUTPUT.PUT_LINE('Current Day : '||nowday);</text:p>
      <text:p text:style-name="P1">END;</text:p>
      <text:p text:style-name="P1">/</text:p>
      <text:p text:style-name="P1">----------------------------------------</text:p>
      <text:p text:style-name="P1"/>
      <text:p text:style-name="P1">--OUTPUT</text:p>
      <text:p text:style-name="P1">Average Marks : 55</text:p>
      <text:p text:style-name="P1">Good Average Marks! Keep it up !</text:p>
      <text:p text:style-name="P1">Current Date : 27-AUG-24</text:p>
      <text:p text:style-name="P1">Current Day : TUESDAY</text:p>
      <text:p text:style-name="P1"/>
      <text:p text:style-name="P1">PL/SQL procedure successfully completed.</text:p>
      <text:p text:style-name="P1">---------------------------------------------------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2.1902in" fo:margin-left="0.7874in" fo:margin-right="0.97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6T10:22:33.691157799</meta:creation-date>
    <meta:print-date>2024-08-27T12:02:28.084440821</meta:print-date>
    <dc:date>2024-08-27T12:03:31.088527040</dc:date>
    <meta:editing-duration>PT1H35M35S</meta:editing-duration>
    <meta:editing-cycles>4</meta:editing-cycles>
    <meta:generator>LibreOffice/24.2.5.2$Linux_X86_64 LibreOffice_project/d6e8b0f3fc6e8af2b00cf4969fd0d2fa45b9a62e</meta:generator>
    <meta:document-statistic meta:table-count="0" meta:image-count="0" meta:object-count="0" meta:page-count="4" meta:paragraph-count="106" meta:word-count="445" meta:character-count="3623" meta:non-whitespace-character-count="3064"/>
  </office:meta>
</office:document-meta>
</file>